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2c9" officeooo:paragraph-rsid="000822c9"/>
    </style:style>
    <style:style style:name="P2" style:family="paragraph" style:parent-style-name="Standard">
      <style:text-properties officeooo:rsid="000822c9" officeooo:paragraph-rsid="000c4816"/>
    </style:style>
    <style:style style:name="P3" style:family="paragraph" style:parent-style-name="Standard">
      <style:text-properties officeooo:rsid="000ad6c3" officeooo:paragraph-rsid="000ad6c3"/>
    </style:style>
    <style:style style:name="P4" style:family="paragraph" style:parent-style-name="Standard">
      <style:text-properties officeooo:rsid="000c4816" officeooo:paragraph-rsid="000c4816"/>
    </style:style>
    <style:style style:name="T1" style:family="text">
      <style:text-properties officeooo:rsid="0009b6e4"/>
    </style:style>
    <style:style style:name="T2" style:family="text">
      <style:text-properties officeooo:rsid="000c48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</text:p>
      <text:p text:style-name="P2"><text:tab/>1.1 <text:s text:c="2"/>pwd<text:line-break/><text:tab/>1.2 <text:s text:c="2"/>cd<text:line-break/><text:line-break/><text:span text:style-name="T1">2. <text:s text:c="3"/>mkdir -p robotics_workspace/src/my_package</text:span></text:p>
      <text:p text:style-name="P1"/>
      <text:p text:style-name="P3">3.</text:p>
      <text:p text:style-name="P3"/>
      <text:p text:style-name="P3">4. gedit robot_config.yaml</text:p>
      <text:p text:style-name="P3"/>
      <text:p text:style-name="P3">5.<text:line-break/><text:line-break/><text:span text:style-name="T2">6.</text:span></text:p>
      <text:p text:style-name="P3"/>
      <text:p text:style-name="P4">12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4:25:34.240215237</meta:creation-date>
    <dc:date>2025-08-19T15:16:10.823119605</dc:date>
    <meta:editing-duration>PT9M29S</meta:editing-duration>
    <meta:editing-cycles>1</meta:editing-cycles>
    <meta:document-statistic meta:table-count="0" meta:image-count="0" meta:object-count="0" meta:page-count="1" meta:paragraph-count="6" meta:word-count="16" meta:character-count="109" meta:non-whitespace-character-count="88"/>
    <meta:generator>LibreOffice/7.3.7.2$Linux_X86_64 LibreOffice_project/30$Build-2</meta:generator>
  </office:meta>
</office:document-meta>
</file>